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... I'm really thirsty... I'd like some water,
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
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
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
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
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
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
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
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
get 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~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~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
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
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
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
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
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
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
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
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
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
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
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"Uwaaagh!! Where did you come from?!!"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"It must have turned invisible to hide
from us."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"I'd put this in the creepy-yet-cute
category, wouldn't you say?"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"Nah, I think it's just plain creepy."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"U-Umm... we're in combat..."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
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
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8:01:05+01:00</meta:creation-date>
    <dc:date>2020-02-22T18:01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